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eehive-title">
      <style:graphic-properties draw:auto-grow-height="true" fo:min-height="2.23cm"/>
      <style:paragraph-properties style:writing-mode="lr-tb"/>
    </style:style>
    <style:style style:name="pr2" style:family="presentation" style:parent-style-name="Beehive-subtitle">
      <style:graphic-properties draw:fill-color="#ffffff" draw:auto-grow-height="true" fo:min-height="7.01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1.40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title">
      <style:graphic-properties fo:min-height="2.63cm"/>
      <style:paragraph-properties style:writing-mode="lr-tb"/>
    </style:style>
    <style:style style:name="pr8" style:family="presentation" style:parent-style-name="Beehive1-outline1">
      <style:graphic-properties fo:min-height="9.135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1" style:family="paragraph">
      <style:paragraph-properties fo:text-align="start"/>
      <style:text-properties fo:font-size="24pt" style:font-size-asian="24pt" style:font-size-complex="24pt"/>
    </style:style>
    <style:style style:name="P2" style:family="paragraph">
      <loext:graphic-properties draw:fill-color="#ffffff"/>
      <style:paragraph-properties fo:text-align="start"/>
      <style:text-properties fo:font-size="24pt" style:font-size-asian="24pt" style:font-size-complex="24pt"/>
    </style:style>
    <style:style style:name="P3" style:family="paragraph">
      <loext:graphic-properties draw:fill-color="#ffffff"/>
    </style:style>
    <style:style style:name="P4" style:family="paragraph">
      <style:text-properties fo:font-weight="bol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style:font-size-asian="16pt" style:font-size-complex="16pt"/>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cm" svg:height="2.23cm" svg:x="1.5cm" svg:y="4.12cm" presentation:class="title" presentation:user-transformed="true">
          <draw:text-box>
            <text:p>Application Protocols for IoT</text:p>
          </draw:text-box>
        </draw:frame>
        <draw:frame presentation:style-name="pr2" draw:text-style-name="P2" draw:layer="layout" svg:width="23.73cm" svg:height="7.01cm" svg:x="1.27cm" svg:y="6.35cm" presentation:class="subtitle" presentation:user-transformed="true">
          <draw:text-box>
            <text:p text:style-name="P1">In this chapter we look at the following;</text:p>
            <text:p text:style-name="P1"><text:span text:style-name="T1">The Transport Layer:</text:span><text:span text:style-name="T2"> </text:span></text:p>
            <text:p text:style-name="P1"><text:span text:style-name="T2"><text:tab/></text:span><text:span text:style-name="T2">IP-based networks use either TCP or UDP. However, the constrained nature of IoT </text:span><text:span text:style-name="T2"><text:tab/></text:span><text:span text:style-name="T2"><text:tab/></text:span><text:span text:style-name="T2">networks requires a closer look at the use of these traditional transport mechanisms.</text:span></text:p>
            <text:p text:style-name="P1"><text:span text:style-name="T2"/></text:p>
            <text:p text:style-name="P1"><text:span text:style-name="T1">IoT Application Transport Methods: </text:span></text:p>
            <text:p text:style-name="P1"><text:span text:style-name="T2"><text:tab/></text:span><text:span text:style-name="T2">This section explores the various types of IoT application data and the ways this data can </text:span><text:span text:style-name="T2"><text:tab/></text:span><text:span text:style-name="T2">be carried across a network.</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4" draw:layer="layout" svg:width="25cm" svg:height="1.405cm" svg:x="1.5cm" svg:y="0.5cm" presentation:class="title" presentation:user-transformed="true">
          <draw:text-box>
            <text:p text:style-name="P4"><text:span text:style-name="T3">The Transport Layer</text:span></text:p>
          </draw:text-box>
        </draw:frame>
        <draw:frame presentation:style-name="pr5" draw:layer="layout" svg:width="25cm" svg:height="10.795cm" svg:x="1.5cm" svg:y="2.54cm" presentation:class="outline" presentation:user-transformed="true">
          <draw:text-box>
            <text:list text:style-name="L2">
              <text:list-header>
                <text:p>Protocols specified for the transport layer</text:p>
                <text:p>1.Transmission Control Protocol (TCP):</text:p>
                <text:list>
                  <text:list-header>
                    <text:p>This connection-oriented protocol requires a session to get established between the source and destination before exchanging</text:p>
                    <text:p>data</text:p>
                  </text:list-header>
                </text:list>
              </text:list-header>
              <text:list-item>
                <text:p>2. User Datagram Protocol (UDP):</text:p>
                <text:list>
                  <text:list-header>
                    <text:p>This is a connection-less protocol, data can be quickly sent between source and destination—but with no guarantee of delivery</text:p>
                  </text:list-header>
                </text:list>
              </text:list-item>
            </text:list>
          </draw:text-box>
        </draw:frame>
        <presentation:notes draw:style-name="dp2">
          <draw:page-thumbnail draw:style-name="gr1" draw:layer="layout" svg:width="15cm" svg:height="11cm" svg:x="3cm" svg:y="2.25cm" draw:page-number="2" presentation:class="page"/>
          <draw:frame presentation:style-name="pr6" draw:text-style-name="P3"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Reasons why TCP is preferred <text:s/>to UDP</text:p>
          </draw:text-box>
        </draw:frame>
        <draw:frame presentation:style-name="pr8" draw:layer="layout" svg:width="25.199cm" svg:height="9.134cm" svg:x="1.4cm" svg:y="3.685cm" presentation:class="outline">
          <draw:text-box>
            <text:list text:style-name="L2">
              <text:list-item>
                <text:p>TCP is the main protocol used at the transport layer. This is largely due to its inherent characteristics, such as its ability to transport large volumes of data into smaller sets of packets.</text:p>
              </text:list-item>
              <text:list-item>
                <text:p>It ensures reassembly in a correct sequence, flow control and window adjustment, and retransmission of lost packets</text:p>
                <text:p>UDP is used in the following protocols;</text:p>
                <text:list>
                  <text:list-item>
                    <text:p>Domain Name System (DNS), </text:p>
                  </text:list-item>
                  <text:list-item>
                    <text:p>Network Time Protocol (NTP), </text:p>
                  </text:list-item>
                  <text:list-item>
                    <text:p>Simple Network ManagementProtocol (SNMP)</text:p>
                  </text:list-item>
                  <text:list-item>
                    <text:p><text:s/>Dynamic Host Control Protocol (DHCP)</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4" draw:layer="layout" svg:width="25.199cm" svg:height="2.63cm" svg:x="1.4cm" svg:y="0.627cm" presentation:class="title">
          <draw:text-box>
            <text:p text:style-name="P4"><text:span text:style-name="T3">IoT Application Transport Methods</text:span></text:p>
          </draw:text-box>
        </draw:frame>
        <draw:frame presentation:style-name="pr8" draw:layer="layout" svg:width="25.199cm" svg:height="9.134cm" svg:x="1.4cm" svg:y="3.68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office:forms form:automatic-focus="false" form:apply-design-mode="fals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14T21:11:33.754366705</meta:creation-date>
    <meta:editing-duration>PT1S</meta:editing-duration>
    <meta:editing-cycles>2</meta:editing-cycles>
    <meta:generator>LibreOffice/7.2.5.2$Linux_X86_64 LibreOffice_project/20$Build-2</meta:generator>
    <dc:title>Beehive</dc:title>
    <dc:date>2022-03-14T21:33:09.326605489</dc:date>
    <meta:document-statistic meta:object-count="152"/>
  </office:meta>
</office:document-meta>
</file>